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37cm"/>
    </style:style>
    <style:style style:name="gr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3.45cm" fo:min-width="12.5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5.15cm" fo:min-width="13.6cm"/>
    </style:style>
    <style:style style:name="gr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3.55cm" fo:min-width="13.5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25cm" fo:min-width="13.1cm"/>
    </style:style>
    <style:style style:name="gr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0.25cm" fo:min-width="15.2cm"/>
    </style:style>
    <style:style style:name="gr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45cm" fo:min-width="13.5cm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7.35cm" fo:min-width="11.6cm"/>
    </style:style>
    <style:style style:name="gr1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4.95cm" fo:min-width="11.6cm"/>
    </style:style>
    <style:style style:name="gr1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75cm" fo:min-width="11.6cm"/>
    </style:style>
    <style:style style:name="gr1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65cm" fo:min-width="15.2cm"/>
    </style:style>
    <style:style style:name="gr1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8.75cm" fo:min-width="11.6cm"/>
    </style:style>
    <style:style style:name="gr1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0.05cm" fo:min-width="12.7cm"/>
    </style:style>
    <style:style style:name="gr1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65cm" fo:min-width="11.6cm"/>
    </style:style>
    <style:style style:name="gr1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7.95cm" fo:min-width="11.6cm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5.95cm" fo:min-width="11.6cm"/>
    </style:style>
    <style:style style:name="gr1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0.05cm" fo:min-width="13.4cm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1cm" svg:height="1.187cm" svg:x="-9.3cm" svg:y="27.6cm">
          <draw:text-box>
            <text:p/>
          </draw:text-box>
        </draw:frame>
        <draw:custom-shape draw:style-name="gr2" draw:text-style-name="P2" draw:layer="layout" svg:width="13cm" svg:height="13.7cm" svg:x="0.4cm" svg:y="0.4cm">
          <text:p text:style-name="P1"><text:span text:style-name="T1">Controller</text:span></text:p>
          <text:p text:style-name="P1"><text:span text:style-name="T1"/></text:p>
          <text:p text:style-name="P1"><text:span text:style-name="T1">private GUI gui</text:span></text:p>
          <text:p text:style-name="P1"><text:span text:style-name="T1">private Highscore highscore</text:span></text:p>
          <text:p text:style-name="P1"><text:span text:style-name="T1">private Kinect kinect</text:span></text:p>
          <text:p text:style-name="P1"><text:span text:style-name="T1">private Universe universe</text:span></text:p>
          <text:p text:style-name="P1"><text:span text:style-name="T1">private Preferences preferences</text:span></text:p>
          <text:p text:style-name="P1"><text:span text:style-name="T1">private Game game</text:span></text:p>
          <text:p text:style-name="P1"><text:span text:style-name="T1">private SoundManager soundmanager</text:span></text:p>
          <text:p text:style-name="P1"><text:span text:style-name="T1"/></text:p>
          <text:p text:style-name="P1"><text:span text:style-name="T1">Controller()</text:span></text:p>
          <text:p text:style-name="P1"><text:span text:style-name="T1">public void newGame()</text:span></text:p>
          <text:p text:style-name="P1"><text:span text:style-name="T1">public void stopGame()</text:span></text:p>
          <text:p text:style-name="P1"><text:span text:style-name="T2">public void restartGame()</text:span></text:p>
          <text:p text:style-name="P1"><text:span text:style-name="T1">public void setLookandFeel()</text:span></text:p>
          <text:p text:style-name="P1"><text:span text:style-name="T1">public void errorMessage(Exception, String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4cm" svg:y1="1.8cm" svg:x2="13.5cm" svg:y2="1.8cm">
          <text:p/>
        </draw:line>
        <draw:line draw:style-name="gr3" draw:text-style-name="P3" draw:layer="layout" svg:x1="0.4cm" svg:y1="8.6cm" svg:x2="13.4cm" svg:y2="8.6cm">
          <text:p/>
        </draw:line>
        <draw:custom-shape draw:style-name="gr4" draw:text-style-name="P2" draw:layer="layout" svg:width="14.1cm" svg:height="15.4cm" svg:x="45.4cm" svg:y="19.2cm">
          <text:p text:style-name="P1"><text:span text:style-name="T1">GUI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2">private </text:span><text:span text:style-name="T1">Highscore highscore</text:span></text:p>
          <text:p text:style-name="P1"><text:span text:style-name="T1">private JPanel settingsPanel, <text:s/>mainMenuPanel,</text:span></text:p>
          <text:p text:style-name="P1"><text:span text:style-name="T1"><text:tab/></text:span><text:span text:style-name="T1">highscorePanel</text:span></text:p>
          <text:p text:style-name="P1"><text:span text:style-name="T1">private Universe universe</text:span></text:p>
          <text:p text:style-name="P1"><text:span text:style-name="T2">private </text:span><text:span text:style-name="T1">SoundManager soundManager</text:span></text:p>
          <text:p text:style-name="P1"><text:span text:style-name="T1">private boolean fullscreen</text:span></text:p>
          <text:p text:style-name="P1"><text:span text:style-name="T2">private Jtable table</text:span></text:p>
          <text:p text:style-name="P1"><text:span text:style-name="T2"/></text:p>
          <text:p text:style-name="P1"><text:span text:style-name="T1">public GUI(Controller)</text:span></text:p>
          <text:p text:style-name="P1"><text:span text:style-name="T1">public void startFullscreen()</text:span></text:p>
          <text:p text:style-name="P1"><text:span text:style-name="T1">public void stopFullscreen()</text:span></text:p>
          <text:p text:style-name="P1"><text:span text:style-name="T1">public void errorMessage(Exception, String)</text:span></text:p>
          <text:p text:style-name="P1"><text:span text:style-name="T1">public void backToMenu()</text:span></text:p>
          <text:p text:style-name="P1"><text:span text:style-name="T1">public void showUniverse()</text:span></text:p>
          <text:p text:style-name="P1"><text:span text:style-name="T1">public Object[][] createTableContent()</text:span></text:p>
          <text:p text:style-name="P1"><text:span text:style-name="T2">private void initializ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5.4cm" svg:y1="20.5cm" svg:x2="59.5cm" svg:y2="20.5cm">
          <text:p/>
        </draw:line>
        <draw:line draw:style-name="gr3" draw:text-style-name="P3" draw:layer="layout" svg:x1="45.4cm" svg:y1="27.5cm" svg:x2="59.5cm" svg:y2="27.5cm">
          <text:p/>
        </draw:line>
        <draw:custom-shape draw:style-name="gr5" draw:text-style-name="P2" draw:layer="layout" svg:width="14cm" svg:height="13.8cm" svg:x="31.8cm" svg:y="1.1cm">
          <text:p text:style-name="P1"><text:span text:style-name="T1">Item</text:span></text:p>
          <text:p text:style-name="P1"><text:span text:style-name="T1"/></text:p>
          <text:p text:style-name="P1"><text:span text:style-name="T1">public int x, y, speedX</text:span></text:p>
          <text:p text:style-name="P1"><text:span text:style-name="T2">public double speedY, mass</text:span></text:p>
          <text:p text:style-name="P1"><text:span text:style-name="T2">public Universe universe</text:span></text:p>
          <text:p text:style-name="P1"><text:span text:style-name="T2">public Game game</text:span></text:p>
          <text:p text:style-name="P1"><text:span text:style-name="T2">public boolean wasVisible</text:span></text:p>
          <text:p text:style-name="P1"><text:span text:style-name="T2">public Random random</text:span></text:p>
          <text:p text:style-name="P1"><text:span text:style-name="T1"/></text:p>
          <text:p text:style-name="P1"><text:span text:style-name="T1">public Item(int, Game, Universe)</text:span></text:p>
          <text:p text:style-name="P1"><text:span text:style-name="T1">public Item(int, int, boolean, Game, Universe, int)</text:span></text:p>
          <text:p text:style-name="P1"><text:span text:style-name="T1">public void move()</text:span></text:p>
          <text:p text:style-name="P1"><text:span text:style-name="T2">public void paint(Graphics2D)</text:span></text:p>
          <text:p text:style-name="P1"><text:span text:style-name="T2">public boolean changeDirection()</text:span></text:p>
          <text:p text:style-name="P1"><text:span text:style-name="T2">public void checkHit(LinkedList&lt;Point&gt;)</text:span></text:p>
          <text:p text:style-name="P1"><text:span text:style-name="T2">public boolean onScreen()</text:span></text:p>
          <text:p text:style-name="P1"><text:span text:style-name="T2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1.8cm" svg:y1="2.2cm" svg:x2="45.7cm" svg:y2="2.2cm">
          <text:p/>
        </draw:line>
        <draw:line draw:style-name="gr3" draw:text-style-name="P3" draw:layer="layout" svg:x1="31.8cm" svg:y1="7.9cm" svg:x2="45.7cm" svg:y2="7.9cm">
          <text:p/>
        </draw:line>
        <draw:custom-shape draw:style-name="gr6" draw:text-style-name="P2" draw:layer="layout" svg:width="13.6cm" svg:height="9.5cm" svg:x="46.1cm" svg:y="0.3cm">
          <text:p text:style-name="P1"><text:span text:style-name="T1">Fruit extends Item</text:span></text:p>
          <text:p text:style-name="P1"><text:span text:style-name="T1"/></text:p>
          <text:p text:style-name="P1"><text:span text:style-name="T1">private BufferedImage img</text:span></text:p>
          <text:p text:style-name="P1"><text:span text:style-name="T1">private int rot, </text:span><text:span text:style-name="T2">width, height, </text:span><text:span text:style-name="T1">imgNumber</text:span></text:p>
          <text:p text:style-name="P1"><text:span text:style-name="T1">public int[][] fruitSIzes</text:span></text:p>
          <text:p text:style-name="P1"><text:span text:style-name="T1"/></text:p>
          <text:p text:style-name="P1"><text:span text:style-name="T1">public Fruit(int, Game, Universe)</text:span></text:p>
          <text:p text:style-name="P1"><text:span text:style-name="T1">public void paint(Graphics2D)</text:span></text:p>
          <text:p text:style-name="P1"><text:span text:style-name="T1">public void move()</text:span></text:p>
          <text:p text:style-name="P1"><text:span text:style-name="T1">public void checkHit(LinkedList&lt;Point&gt;)</text:span></text:p>
          <text:p text:style-name="P1"><text:span text:style-name="T1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6.1cm" svg:y1="1.7cm" svg:x2="59.7cm" svg:y2="1.7cm">
          <text:p/>
        </draw:line>
        <draw:line draw:style-name="gr3" draw:text-style-name="P3" draw:layer="layout" svg:x1="46.2cm" svg:y1="5.1cm" svg:x2="59.7cm" svg:y2="5.1cm">
          <text:p/>
        </draw:line>
        <draw:custom-shape draw:style-name="gr7" draw:text-style-name="P2" draw:layer="layout" svg:width="15.7cm" svg:height="20.5cm" svg:x="0.2cm" svg:y="14.3cm">
          <text:p text:style-name="P1"><text:span text:style-name="T1">Game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LinkedList&lt;Item&gt; itemList</text:span></text:p>
          <text:p text:style-name="P1"><text:span text:style-name="T1">pricate Cursor cursor</text:span></text:p>
          <text:p text:style-name="P1"><text:span text:style-name="T1">private Random random</text:span></text:p>
          <text:p text:style-name="P1"><text:span text:style-name="T1">private Universe universe</text:span></text:p>
          <text:p text:style-name="P1"><text:span text:style-name="T1">private Timer timer</text:span></text:p>
          <text:p text:style-name="P1"><text:span text:style-name="T1">private SoundManger soundManager</text:span></text:p>
          <text:p text:style-name="P1"><text:span text:style-name="T2">private </text:span><text:span text:style-name="T1">LinkedList&lt;Item&gt; itemList</text:span></text:p>
          <text:p text:style-name="P1"><text:span text:style-name="T2">private </text:span><text:span text:style-name="T1">LinkedList&lt;ItemPart&gt; itemPartList</text:span></text:p>
          <text:p text:style-name="P1"><text:span text:style-name="T2">private int lives, score, playtime</text:span></text:p>
          <text:p text:style-name="P1"><text:span text:style-name="T2"/></text:p>
          <text:p text:style-name="P1"><text:span text:style-name="T1">public Game(Controller controller)</text:span></text:p>
          <text:p text:style-name="P1"><text:span text:style-name="T1">public void spawnItemRandom(int)</text:span></text:p>
          <text:p text:style-name="P1"><text:span text:style-name="T1">public void start()</text:span></text:p>
          <text:p text:style-name="P1"><text:span text:style-name="T1">public void stop()</text:span></text:p>
          <text:p text:style-name="P1"><text:span text:style-name="T2">public void countdown(int)</text:span></text:p>
          <text:p text:style-name="P1"><text:span text:style-name="T2">public void tick(int)</text:span></text:p>
          <text:p text:style-name="P1"><text:span text:style-name="T2">public void randomItemTick(int)</text:span></text:p>
          <text:p text:style-name="P1"><text:span text:style-name="T2">public void itemOutOfScreen(Item)</text:span></text:p>
          <text:p text:style-name="P1"><text:span text:style-name="T2">public void itemPartOutOfScreen(ItemPart)</text:span></text:p>
          <text:p text:style-name="P1"><text:span text:style-name="T2">public void hit(Item)</text:span></text:p>
          <text:p text:style-name="P1"><text:span text:style-name="T2">public void gameOver()</text:span></text:p>
          <text:p text:style-name="P1"><text:span text:style-name="T2">public void updateLive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2cm" svg:y1="15.5cm" svg:x2="15.9cm" svg:y2="15.5cm">
          <text:p/>
        </draw:line>
        <draw:line draw:style-name="gr3" draw:text-style-name="P3" draw:layer="layout" svg:x1="0.2cm" svg:y1="24.7cm" svg:x2="15.9cm" svg:y2="24.7cm">
          <text:p/>
        </draw:line>
        <draw:custom-shape draw:style-name="gr8" draw:text-style-name="P2" draw:layer="layout" svg:width="14cm" svg:height="9.7cm" svg:x="60.4cm" svg:y="14.6cm">
          <text:p text:style-name="P1"><text:span text:style-name="T1">Bomb extends Item</text:span></text:p>
          <text:p text:style-name="P1"><text:span text:style-name="T1"/></text:p>
          <text:p text:style-name="P1"><text:span text:style-name="T1">private BufferedImage img</text:span></text:p>
          <text:p text:style-name="P1"><text:span text:style-name="T1">private int rot</text:span></text:p>
          <text:p text:style-name="P1"><text:span text:style-name="T1"/></text:p>
          <text:p text:style-name="P1"><text:span text:style-name="T1">public Bomb(int x, Game game,</text:span></text:p>
          <text:p text:style-name="P1"><text:span text:style-name="T1"><text:tab/></text:span><text:span text:style-name="T1">Universe universe)</text:span></text:p>
          <text:p text:style-name="P1"><text:span text:style-name="T1">public </text:span><text:span text:style-name="T2">void </text:span><text:span text:style-name="T1">paint(Graphics2D)</text:span></text:p>
          <text:p text:style-name="P1"><text:span text:style-name="T1">public void move()</text:span></text:p>
          <text:p text:style-name="P1"><text:span text:style-name="T1">public void checkHit(LinkedLiist&lt;Points&gt;)</text:span></text:p>
          <text:p text:style-name="P1"><text:span text:style-name="T1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0.5cm" svg:y1="18.7cm" svg:x2="74.5cm" svg:y2="18.7cm">
          <text:p/>
        </draw:line>
        <draw:custom-shape draw:style-name="gr9" draw:text-style-name="P2" draw:layer="layout" svg:width="12.1cm" svg:height="7.6cm" svg:x="32.4cm" svg:y="15.3cm">
          <text:p text:style-name="P1"><text:span text:style-name="T1">Highscore</text:span></text:p>
          <text:p text:style-name="P1"><text:span text:style-name="T1"/></text:p>
          <text:p text:style-name="P1"><text:span text:style-name="T1">private File highscoreFile</text:span></text:p>
          <text:p text:style-name="P1"><text:span text:style-name="T1">private LinkedList&lt;String[]&gt; highscoreList</text:span></text:p>
          <text:p text:style-name="P1"><text:span text:style-name="T2"/></text:p>
          <text:p text:style-name="P1"><text:span text:style-name="T1">public Highscore()</text:span></text:p>
          <text:p text:style-name="P1"><text:span text:style-name="T1">public void save()</text:span></text:p>
          <text:p text:style-name="P1"><text:span text:style-name="T1">public void load()</text:span></text:p>
          <text:p text:style-name="P1"><text:span text:style-name="T1">public void sort(int valueToSort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2.4cm" svg:y1="16.6cm" svg:x2="44.4cm" svg:y2="16.6cm">
          <text:p/>
        </draw:line>
        <draw:line draw:style-name="gr3" draw:text-style-name="P3" draw:layer="layout" svg:x1="32.4cm" svg:y1="19.1cm" svg:x2="44.5cm" svg:y2="19.1cm">
          <text:p/>
        </draw:line>
        <draw:custom-shape draw:style-name="gr10" draw:text-style-name="P2" draw:layer="layout" svg:width="12.1cm" svg:height="5.2cm" svg:x="29.4cm" svg:y="29.3cm">
          <text:p text:style-name="P1"><text:span text:style-name="T1">JpanelBG extends JPanel</text:span></text:p>
          <text:p text:style-name="P1"><text:span text:style-name="T1"/></text:p>
          <text:p text:style-name="P1"><text:span text:style-name="T1">private Image bg</text:span></text:p>
          <text:p text:style-name="P1"><text:span text:style-name="T2"/></text:p>
          <text:p text:style-name="P1"><text:span text:style-name="T1">public JpanelBG(String)</text:span></text:p>
          <text:p text:style-name="P1"><text:span text:style-name="T1">protected void paintComponent(Graphic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9.4cm" svg:y1="30.6cm" svg:x2="41.4cm" svg:y2="30.6cm">
          <text:p/>
        </draw:line>
        <draw:line draw:style-name="gr3" draw:text-style-name="P3" draw:layer="layout" svg:x1="29.3cm" svg:y1="32.5cm" svg:x2="41.4cm" svg:y2="32.5cm">
          <text:p/>
        </draw:line>
        <draw:custom-shape draw:style-name="gr11" draw:text-style-name="P2" draw:layer="layout" svg:width="12.1cm" svg:height="3cm" svg:x="15.4cm" svg:y="10.6cm">
          <text:p text:style-name="P1"><text:span text:style-name="T1">Kinect</text:span></text:p>
          <text:p text:style-name="P1"><text:span text:style-name="T2"/></text:p>
          <text:p text:style-name="P1"><text:span text:style-name="T1">public Kinect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4cm" svg:y1="11.956cm" svg:x2="27.4cm" svg:y2="11.956cm">
          <text:p/>
        </draw:line>
        <draw:line draw:style-name="gr3" draw:text-style-name="P3" draw:layer="layout" svg:x1="15.3cm" svg:y1="12.361cm" svg:x2="27.4cm" svg:y2="12.361cm">
          <text:p/>
        </draw:line>
        <draw:custom-shape draw:style-name="gr12" draw:text-style-name="P2" draw:layer="layout" svg:width="15.7cm" svg:height="9.9cm" svg:x="14.8cm" svg:y="0.5cm">
          <text:p text:style-name="P1"><text:span text:style-name="T1">Universe extends JPanelBG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Jlabel countdown, score, lives, time</text:span></text:p>
          <text:p text:style-name="P1"><text:span text:style-name="T1">private Toolkit tollkit</text:span></text:p>
          <text:p text:style-name="P1"><text:span text:style-name="T1">private Game game</text:span></text:p>
          <text:p text:style-name="P1"><text:span text:style-name="T2"/></text:p>
          <text:p text:style-name="P1"><text:span text:style-name="T1">public Universe(Controller, String)</text:span></text:p>
          <text:p text:style-name="P1"><text:span text:style-name="T1">public void postInit()</text:span></text:p>
          <text:p text:style-name="P1"><text:span text:style-name="T1">public void setCountdown(int)</text:span></text:p>
          <text:p text:style-name="P1"><text:span text:style-name="T1">public void updateCursor()</text:span></text:p>
          <text:p text:style-name="P1"><text:span text:style-name="T1">public void paint(Graphic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8cm" svg:y1="1.8cm" svg:x2="30.5cm" svg:y2="1.8cm">
          <text:p/>
        </draw:line>
        <draw:line draw:style-name="gr3" draw:text-style-name="P3" draw:layer="layout" svg:x1="14.8cm" svg:y1="5.9cm" svg:x2="30.5cm" svg:y2="5.9cm">
          <text:p/>
        </draw:line>
        <draw:line draw:style-name="gr3" draw:text-style-name="P3" draw:layer="layout" svg:x1="60.5cm" svg:y1="16.3cm" svg:x2="74.5cm" svg:y2="16.3cm">
          <text:p/>
        </draw:line>
        <draw:custom-shape draw:style-name="gr13" draw:text-style-name="P2" draw:layer="layout" svg:width="12.1cm" svg:height="9cm" svg:x="46.1cm" svg:y="10.1cm">
          <text:p text:style-name="P1"><text:span text:style-name="T1">Cursor</text:span></text:p>
          <text:p text:style-name="P1"><text:span text:style-name="T1"/></text:p>
          <text:p text:style-name="P1"><text:span text:style-name="T1">private Universe universe;</text:span></text:p>
          <text:p text:style-name="P1"><text:span text:style-name="T2">private </text:span><text:span text:style-name="T1">LinkedList&lt;Point&gt; lastPoints</text:span></text:p>
          <text:p text:style-name="P1"><text:span text:style-name="T2"/></text:p>
          <text:p text:style-name="P1"><text:span text:style-name="T2">public Cursor(Universe)</text:span></text:p>
          <text:p text:style-name="P1"><text:span text:style-name="T1">public updatePoints()</text:span></text:p>
          <text:p text:style-name="P1"><text:span text:style-name="T1">public LinkedList&lt;Point&gt; getPoints()</text:span></text:p>
          <text:p text:style-name="P1"><text:span text:style-name="T1">pubic void paint(Graphics2D)</text:span></text:p>
          <text:p text:style-name="P1"><text:span text:style-name="T1">public LinkedList&lt;Point&gt;</text:span></text:p>
          <text:p text:style-name="P1"><text:span text:style-name="T1"><text:tab/></text:span><text:span text:style-name="T1">getPointsOnLine(Point, Point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6.2cm" svg:y1="11.7cm" svg:x2="58.2cm" svg:y2="11.7cm">
          <text:p/>
        </draw:line>
        <draw:line draw:style-name="gr3" draw:text-style-name="P3" draw:layer="layout" svg:x1="46.1cm" svg:y1="13.8cm" svg:x2="58.2cm" svg:y2="13.8cm">
          <text:p/>
        </draw:line>
        <draw:custom-shape draw:style-name="gr14" draw:text-style-name="P2" draw:layer="layout" svg:width="13.2cm" svg:height="10.3cm" svg:x="16.4cm" svg:y="13.9cm">
          <text:p text:style-name="P1"><text:span text:style-name="T1">GameOverDialog extends JDialog</text:span></text:p>
          <text:p text:style-name="P1"><text:span text:style-name="T1"/></text:p>
          <text:p text:style-name="P1"><text:span text:style-name="T1">private Jpanel contentPanel, panel_highscore</text:span></text:p>
          <text:p text:style-name="P1"><text:span text:style-name="T1">private Highscore highscore</text:span></text:p>
          <text:p text:style-name="P1"><text:span text:style-name="T2">private </text:span><text:span text:style-name="T1">int score, playtime</text:span></text:p>
          <text:p text:style-name="P1"><text:span text:style-name="T2">private </text:span><text:span text:style-name="T1">JtextField input_name</text:span></text:p>
          <text:p text:style-name="P1"><text:span text:style-name="T2">private </text:span><text:span text:style-name="T1">Jtable table</text:span></text:p>
          <text:p text:style-name="P1"><text:span text:style-name="T2"/></text:p>
          <text:p text:style-name="P1"><text:span text:style-name="T1">public GameOverDialog(Controller, int ,int)</text:span></text:p>
          <text:p text:style-name="P1"><text:span text:style-name="T1">public void addHighscore()</text:span></text:p>
          <text:p text:style-name="P1"><text:span text:style-name="T1">public void setTabelModel()</text:span></text:p>
          <text:p text:style-name="P1"><text:span text:style-name="T1">public Object[][] createTableContent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4cm" svg:y1="15.5cm" svg:x2="29.7cm" svg:y2="15.5cm">
          <text:p/>
        </draw:line>
        <draw:line draw:style-name="gr3" draw:text-style-name="P3" draw:layer="layout" svg:x1="16.4cm" svg:y1="20.4cm" svg:x2="29.6cm" svg:y2="20.4cm">
          <text:p/>
        </draw:line>
        <draw:custom-shape draw:style-name="gr15" draw:text-style-name="P2" draw:layer="layout" svg:width="12.1cm" svg:height="9.9cm" svg:x="16.4cm" svg:y="24.7cm">
          <text:p text:style-name="P1"><text:span text:style-name="T1">Highscore</text:span></text:p>
          <text:p text:style-name="P1"><text:span text:style-name="T1"/></text:p>
          <text:p text:style-name="P1"><text:span text:style-name="T2">private File highscoreFile</text:span></text:p>
          <text:p text:style-name="P1"><text:span text:style-name="T2">private LinkedList&lt;String&gt; highscoreList</text:span></text:p>
          <text:p text:style-name="P1"><text:span text:style-name="T2"/></text:p>
          <text:p text:style-name="P1"><text:span text:style-name="T1">public Highscore(Controller)</text:span></text:p>
          <text:p text:style-name="P1"><text:span text:style-name="T1">public void save()</text:span></text:p>
          <text:p text:style-name="P1"><text:span text:style-name="T1">public void load()</text:span></text:p>
          <text:p text:style-name="P1"><text:span text:style-name="T1">public void newHighscore(String[])</text:span></text:p>
          <text:p text:style-name="P1"><text:span text:style-name="T1">public void shortenHighscoreList(int)</text:span></text:p>
          <text:p text:style-name="P1"><text:span text:style-name="T1">public boolean isHighscore(int)</text:span></text:p>
          <text:p text:style-name="P1"><text:span text:style-name="T1">public void sort(int, boolean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5cm" svg:y1="26cm" svg:x2="28.5cm" svg:y2="26cm">
          <text:p/>
        </draw:line>
        <draw:line draw:style-name="gr3" draw:text-style-name="P3" draw:layer="layout" svg:x1="16.4cm" svg:y1="28.4cm" svg:x2="28.5cm" svg:y2="28.4cm">
          <text:p/>
        </draw:line>
        <draw:custom-shape draw:style-name="gr16" draw:text-style-name="P2" draw:layer="layout" svg:width="12.1cm" svg:height="8.2cm" svg:x="60.5cm" svg:y="26cm">
          <text:p text:style-name="P1"><text:span text:style-name="T1">ItemPart extends Item</text:span></text:p>
          <text:p text:style-name="P1"><text:span text:style-name="T1"/></text:p>
          <text:p text:style-name="P1"><text:span text:style-name="T2">private BufferedImage img</text:span></text:p>
          <text:p text:style-name="P1"><text:span text:style-name="T2">private int rot</text:span></text:p>
          <text:p text:style-name="P1"><text:span text:style-name="T2"/></text:p>
          <text:p text:style-name="P1"><text:span text:style-name="T1">public ItemPart(int, int, boolean,</text:span></text:p>
          <text:p text:style-name="P1"><text:span text:style-name="T1"><text:tab/></text:span><text:span text:style-name="T1">Game, Universe, int, int)</text:span></text:p>
          <text:p text:style-name="P1"><text:span text:style-name="T1">public ItemPart(Game, Universe)</text:span></text:p>
          <text:p text:style-name="P1"><text:span text:style-name="T1">public void paint(Graphics2D)</text:span></text:p>
          <text:p text:style-name="P1"><text:span text:style-name="T1">public void mov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0.5cm" svg:y1="27.5cm" svg:x2="72.5cm" svg:y2="27.5cm">
          <text:p/>
        </draw:line>
        <draw:line draw:style-name="gr3" draw:text-style-name="P3" draw:layer="layout" svg:x1="60.5cm" svg:y1="29.5cm" svg:x2="72.6cm" svg:y2="29.5cm">
          <text:p/>
        </draw:line>
        <draw:custom-shape draw:style-name="gr17" draw:text-style-name="P2" draw:layer="layout" svg:width="12.1cm" svg:height="6.2cm" svg:x="29.8cm" svg:y="23.1cm">
          <text:p text:style-name="P1"><text:span text:style-name="T1">ItemPart extends ItemPart</text:span></text:p>
          <text:p text:style-name="P1"><text:span text:style-name="T1"/></text:p>
          <text:p text:style-name="P1"><text:span text:style-name="T2">private <text:s/>int alpha</text:span></text:p>
          <text:p text:style-name="P1"><text:span text:style-name="T2"/></text:p>
          <text:p text:style-name="P1"><text:span text:style-name="T1">public ItemExplosion(Game, Universe)</text:span></text:p>
          <text:p text:style-name="P1"><text:span text:style-name="T1">public void paint(Graphics2D)</text:span></text:p>
          <text:p text:style-name="P1"><text:span text:style-name="T1">public void mov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9.8cm" svg:y1="24.6cm" svg:x2="41.8cm" svg:y2="24.6cm">
          <text:p/>
        </draw:line>
        <draw:line draw:style-name="gr3" draw:text-style-name="P3" draw:layer="layout" svg:x1="29.8cm" svg:y1="26.1cm" svg:x2="41.9cm" svg:y2="26.1cm">
          <text:p/>
        </draw:line>
        <draw:custom-shape draw:style-name="gr18" draw:text-style-name="P2" draw:layer="layout" svg:width="13.9cm" svg:height="10.3cm" svg:x="60.5cm" svg:y="3.4cm">
          <text:p text:style-name="P1"><text:span text:style-name="T1">SoundManager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URL[] splashSounds</text:span></text:p>
          <text:p text:style-name="P1"><text:span text:style-name="T1">private URL bckground_music, swoosh_sound</text:span></text:p>
          <text:p text:style-name="P1"><text:span text:style-name="T1">bomb_swoosh_sound, bomb_sound</text:span></text:p>
          <text:p text:style-name="P1"><text:span text:style-name="T1">button_sound, back_button_sound, miss_sound</text:span></text:p>
          <text:p text:style-name="P1"><text:span text:style-name="T1">Random random</text:span></text:p>
          <text:p text:style-name="P1"><text:span text:style-name="T2"/></text:p>
          <text:p text:style-name="P1"><text:span text:style-name="T1">public Soundmanage(Controller)</text:span></text:p>
          <text:p text:style-name="P1"><text:span text:style-name="T1">public void playSound(URL)</text:span></text:p>
          <text:p text:style-name="P1"><text:span text:style-name="T1">public void playBackground(URL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0.5cm" svg:y1="5.1cm" svg:x2="74.3cm" svg:y2="5.1cm">
          <text:p/>
        </draw:line>
        <draw:line draw:style-name="gr3" draw:text-style-name="P3" draw:layer="layout" svg:x1="60.5cm" svg:y1="10.6cm" svg:x2="74.3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8:33:44.466000000</meta:creation-date>
    <dc:date>2015-07-08T01:12:42.606000000</dc:date>
    <meta:editing-duration>PT1H15M</meta:editing-duration>
    <meta:editing-cycles>12</meta:editing-cycles>
    <meta:generator>LibreOffice/4.3.5.2$Windows_x86 LibreOffice_project/3a87456aaa6a95c63eea1c1b3201acedf0751bd5</meta:generator>
    <meta:document-statistic meta:object-count="49"/>
  </office:meta>
</office:document-meta>
</file>